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style:text-underline-style="none" fo:font-weight="bold" officeooo:rsid="001440ee" officeooo:paragraph-rsid="001440e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5pt" style:text-underline-style="none" fo:font-weight="bold" officeooo:rsid="00189ec9" officeooo:paragraph-rsid="00189ec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5pt" style:text-underline-style="none" fo:font-weight="bold" officeooo:rsid="001c52a3" officeooo:paragraph-rsid="001c52a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40ee" officeooo:paragraph-rsid="001440e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440ee" officeooo:paragraph-rsid="001440e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4e0dc" officeooo:paragraph-rsid="0014e0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7e967" officeooo:paragraph-rsid="00189ec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89ec9" officeooo:paragraph-rsid="00189ec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adb31" officeooo:paragraph-rsid="001c52a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c52a3" officeooo:paragraph-rsid="001c52a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e45e9" officeooo:paragraph-rsid="001e45e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1f1d9f" officeooo:paragraph-rsid="001f1d9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22c751" officeooo:paragraph-rsid="0022c7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normal" officeooo:rsid="0022f3cb" officeooo:paragraph-rsid="0022f3c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" fo:font-size="20pt" fo:font-weight="bold" officeooo:paragraph-rsid="0028c94a" style:font-size-asian="20pt" style:font-weight-asian="bold" style:font-size-complex="20pt" style:font-weight-complex="bold"/>
    </style:style>
    <style:style style:name="T1" style:family="text">
      <style:text-properties officeooo:rsid="0016b34f"/>
    </style:style>
    <style:style style:name="T2" style:family="text">
      <style:text-properties officeooo:rsid="00189ec9"/>
    </style:style>
    <style:style style:name="T3" style:family="text">
      <style:text-properties officeooo:rsid="001c52a3"/>
    </style:style>
    <style:style style:name="T4" style:family="text">
      <style:text-properties officeooo:rsid="0024f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etto Sistemi Operativi – 2020/2021 </text:p>
      <text:p text:style-name="P16">Edoardo Grosso (861728) - Yassine Amri (862580)</text:p>
      <text:p text:style-name="P1"/>
      <text:p text:style-name="P1"/>
      <text:p text:style-name="P2">Master</text:p>
      <text:p text:style-name="P5"/>
      <text:p text:style-name="P6">All’interno del modulo master.c vengono inizialmente dichiarate e inizializzate le variabili, tra cui quelle necessarie per creazione della memoria condivisa, dei messaggi e dei semafori. Dopodiché legge il file di configurazione con i parametri <text:span text:style-name="T2">della simulazione.</text:span></text:p>
      <text:p text:style-name="P6"/>
      <text:p text:style-name="P7">Dopo aver allocato la in memoria condivisa la mappa <text:span text:style-name="T2">della città</text:span> questa viene riempita attraverso la funzione init_map() in base ai parametri le<text:span text:style-name="T4">tt</text:span>i nel file. <text:s/>Successivamente viene settata la capacità per ogni cella tramite la funzione set_cap_cells(), utilizzando un semaforo.</text:p>
      <text:p text:style-name="P7"/>
      <text:p text:style-name="P7">Infine vengono creati i processi source e taxi attraverso le rispettive funzioni init_source() e init_taxi() che implementano una execlp().</text:p>
      <text:p text:style-name="P7"/>
      <text:p text:style-name="P7">Dopo aver aspettato la creazione dei processi figli il master fa partire il timer di SO_DURATION secondi e da il via alla simulazione. Durante la simulazione esso printa ogni secondo lo stato della mappa e aspetta eventuali <text:span text:style-name="T1">messaggi di starvation da parte dei taxi per generarne di nuovi.</text:span></text:p>
      <text:p text:style-name="P7"/>
      <text:p text:style-name="P8">Una volta scaduto il timer, attraverso il signal handler v<text:span text:style-name="T2">engono printate le statistiche con i risultati della simulazione (dopo aver calcolato le topcells e le richieste inevase), vengono uccisi tutti i processi figli e deallocate le strutture IPC.</text:span></text:p>
      <text:p text:style-name="P8"/>
      <text:p text:style-name="P3"/>
      <text:p text:style-name="P3"/>
      <text:p text:style-name="P3">Source</text:p>
      <text:p text:style-name="P9"/>
      <text:p text:style-name="P10">La funzione del modulo source.c è semplice: <text:span text:style-name="T3">dopo la creazione di una source tramite la fork del master, essa genera in modo casuale le sue coordinate fino a quando non trova una cella disponibile. </text:span></text:p>
      <text:p text:style-name="P10"/>
      <text:p text:style-name="P11">Dopodiché genera allo stesso modo le coordinate di destinazione della richiesta e invia alla coda di messaggi un messaggio con questi dati. Poi attraverso un ciclo e una sleep di un secondo lo stesso procedimento viene ripetuto fino al termine della simulazione.</text:p>
      <text:p text:style-name="P10"/>
      <text:p text:style-name="P10"/>
      <text:p text:style-name="P10"/>
      <text:p text:style-name="P4">Taxi</text:p>
      <text:p text:style-name="P11"/>
      <text:p text:style-name="P12">Il modulo taxi.c <text:s/>ha la funzione di generare le coordinate in modo casuale fino a trovare una cella disponibile. </text:p>
      <text:p text:style-name="P12"/>
      <text:p text:style-name="P12"><text:soft-page-break/>In seguito viene eseguita la funzione start_simulation() che permette la ricezioni dei messaggi da parte dei taxi per permetterne lo spostamento verso le coordinate della source che ha generato il messaggio o verso la destinazione indicata nello stesso</text:p>
      <text:p text:style-name="P12"/>
      <text:p text:style-name="P13">Il valore di tot_request viene in incrementato ogni qualvolta che un taxi prende a carico una richiesta in modo da permette il tracciamento del/dei taxi con più richieste.</text:p>
      <text:p text:style-name="P13"/>
      <text:p text:style-name="P14">Una volta ricevuta la richiesta, esso si muove verso la destinazione. Quando un taxi inizia a muoversi viene fatto partire un timer di SO_TIMEOUT secondi che, al suo scadere, permette di avvisare il master attraverso la coda di messaggi che è avvenuta una starvation. Così lo stesso taxi viene ucciso e ne viene generato uno nuovo.</text:p>
      <text:p text:style-name="P14"/>
      <text:p text:style-name="P15">Poi, a fine movimento, vengono aggiornate le statistiche relative ai viaggi attraverso la funzione update_stats(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22:57:22.582225547</meta:creation-date>
    <dc:date>2021-11-06T13:47:48.540272217</dc:date>
    <meta:editing-duration>PT1H29M37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2" meta:paragraph-count="17" meta:word-count="427" meta:character-count="2758" meta:non-whitespace-character-count="2342"/>
  </office:meta>
</office:document-meta>
</file>